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ing Still" svg:font-family="'Standing Still'"/>
    <style:font-face style:name="FreeSans1" svg:font-family="FreeSans" style:font-family-generic="swiss"/>
    <style:font-face style:name="ADL MounTiane" svg:font-family="'ADL MounTiane'" style:font-pitch="variable"/>
    <style:font-face style:name="Abril Fatface" svg:font-family="'Abril Fatface'" style:font-pitch="variable"/>
    <style:font-face style:name="Abusive Pencil" svg:font-family="'Abusive Pencil'" style:font-pitch="variable"/>
    <style:font-face style:name="Antro Vectra" svg:font-family="'Antro Vectra'" style:font-pitch="variable"/>
    <style:font-face style:name="Bilbo" svg:font-family="Bilbo" style:font-pitch="variable"/>
    <style:font-face style:name="Bilbo Swash Caps" svg:font-family="'Bilbo Swash Caps'" style:font-pitch="variable"/>
    <style:font-face style:name="BlackJack" svg:font-family="BlackJack" style:font-pitch="variable"/>
    <style:font-face style:name="Bonfire (Free For Personal Use)" svg:font-family="'Bonfire (Free For Personal Use)'" style:font-pitch="variable"/>
    <style:font-face style:name="Butler" svg:font-family="Butler" style:font-adornments="Black" style:font-pitch="variable"/>
    <style:font-face style:name="Carosello" svg:font-family="Carosello" style:font-pitch="variable"/>
    <style:font-face style:name="Casual" svg:font-family="Casual" style:font-pitch="variable"/>
    <style:font-face style:name="Channel" svg:font-family="Channel" style:font-pitch="variable"/>
    <style:font-face style:name="Desire Script" svg:font-family="'Desire Script'" style:font-pitch="variable"/>
    <style:font-face style:name="DreamOnly" svg:font-family="DreamOnly" style:font-pitch="variable"/>
    <style:font-face style:name="Fauna One" svg:font-family="'Fauna One'" style:font-pitch="variable"/>
    <style:font-face style:name="Fertigo Pro" svg:font-family="'Fertigo Pro'" style:font-pitch="variable"/>
    <style:font-face style:name="Fontin" svg:font-family="Fontin" style:font-pitch="variable"/>
    <style:font-face style:name="Fusterd Bonus" svg:font-family="'Fusterd Bonus'" style:font-pitch="variable"/>
    <style:font-face style:name="Fusterd Brush" svg:font-family="'Fusterd Brush'" style:font-pitch="variable"/>
    <style:font-face style:name="Fusterd Brush Two" svg:font-family="'Fusterd Brush Two'" style:font-pitch="variable"/>
    <style:font-face style:name="Hello Stockholm" svg:font-family="'Hello Stockholm'" style:font-pitch="variable"/>
    <style:font-face style:name="Hello Stranger" svg:font-family="'Hello Stranger'" style:font-pitch="variable"/>
    <style:font-face style:name="High Tide - Demo" svg:font-family="'High Tide - Demo'" style:font-pitch="variable"/>
    <style:font-face style:name="Highlander" svg:font-family="Highlander" style:font-pitch="variable"/>
    <style:font-face style:name="Houndville" svg:font-family="Houndville" style:font-pitch="variable"/>
    <style:font-face style:name="Jellyka's Handwriting, Back to 2008" svg:font-family="'Jellyka's Handwriting, Back to 2008'" style:font-pitch="variable"/>
    <style:font-face style:name="Journal" svg:font-family="Journal" style:font-pitch="variable"/>
    <style:font-face style:name="La Guapita" svg:font-family="'La Guapita'" style:font-pitch="variable"/>
    <style:font-face style:name="Libre Baskerville" svg:font-family="'Libre Baskerville'" style:font-pitch="variable"/>
    <style:font-face style:name="Luthier Reg" svg:font-family="'Luthier Reg'" style:font-pitch="variable"/>
    <style:font-face style:name="MAWNS Handwriting " svg:font-family="'MAWNS Handwriting'" style:font-pitch="variable"/>
    <style:font-face style:name="Marana Alternates" svg:font-family="'Marana Alternates'" style:font-pitch="variable"/>
    <style:font-face style:name="Marana Regular" svg:font-family="'Marana Regular'" style:font-pitch="variable"/>
    <style:font-face style:name="Mark My Words" svg:font-family="'Mark My Words'" style:font-pitch="variable"/>
    <style:font-face style:name="Markona" svg:font-family="Markona" style:font-pitch="variable"/>
    <style:font-face style:name="Medio" svg:font-family="Medio" style:font-pitch="variable"/>
    <style:font-face style:name="MetalSketchvetica" svg:font-family="MetalSketchvetica" style:font-pitch="variable"/>
    <style:font-face style:name="Moonlights on the Beach" svg:font-family="'Moonlights on the Beach'" style:font-pitch="variable"/>
    <style:font-face style:name="MyFirstFont" svg:font-family="MyFirstFont" style:font-pitch="variable"/>
    <style:font-face style:name="Notera" svg:font-family="Notera" style:font-pitch="variable"/>
    <style:font-face style:name="Novar" svg:font-family="Novar" style:font-pitch="variable"/>
    <style:font-face style:name="Novitha ScriptDemo" svg:font-family="'Novitha ScriptDemo'" style:font-pitch="variable"/>
    <style:font-face style:name="OAF" svg:font-family="OAF" style:font-pitch="variable"/>
    <style:font-face style:name="Old Standard TT" svg:font-family="'Old Standard TT'" style:font-pitch="variable"/>
    <style:font-face style:name="Oranienbaum" svg:font-family="Oranienbaum" style:font-pitch="variable"/>
    <style:font-face style:name="P22LateNovember" svg:font-family="P22LateNovember" style:font-pitch="variable"/>
    <style:font-face style:name="Pea Annie" svg:font-family="'Pea Annie'" style:font-pitch="variable"/>
    <style:font-face style:name="Pea Ashlee Renee" svg:font-family="'Pea Ashlee Renee'" style:font-pitch="variable"/>
    <style:font-face style:name="Pea Dag" svg:font-family="'Pea Dag'" style:font-pitch="variable"/>
    <style:font-face style:name="Pea Deigh" svg:font-family="'Pea Deigh'" style:font-pitch="variable"/>
    <style:font-face style:name="Pea Kikichan" svg:font-family="'Pea Kikichan'" style:font-pitch="variable"/>
    <style:font-face style:name="Pea Lopez" svg:font-family="'Pea Lopez'" style:font-pitch="variable"/>
    <style:font-face style:name="Pea Max" svg:font-family="'Pea Max'" style:font-pitch="variable"/>
    <style:font-face style:name="Pea Memorable" svg:font-family="'Pea Memorable'" style:font-pitch="variable"/>
    <style:font-face style:name="Pea Molly" svg:font-family="'Pea Molly'" style:font-pitch="variable"/>
    <style:font-face style:name="Pea Virginia" svg:font-family="'Pea Virginia'" style:font-pitch="variable"/>
    <style:font-face style:name="Playfair Display" svg:font-family="'Playfair Display'" style:font-adornments="Black" style:font-pitch="variable"/>
    <style:font-face style:name="Prata" svg:font-family="Prata" style:font-pitch="variable"/>
    <style:font-face style:name="Quentin" svg:font-family="Quentin" style:font-pitch="variable"/>
    <style:font-face style:name="Rock Salt" svg:font-family="'Rock Salt'" style:font-pitch="variable"/>
    <style:font-face style:name="Rufina" svg:font-family="Rufina" style:font-pitch="variable"/>
    <style:font-face style:name="Shutter Stone" svg:font-family="'Shutter Stone'" style:font-pitch="variable"/>
    <style:font-face style:name="Sketch Rockwell" svg:font-family="'Sketch Rockwell'" style:font-pitch="variable"/>
    <style:font-face style:name="Spectral" svg:font-family="Spectral" style:font-pitch="variable"/>
    <style:font-face style:name="Storytella" svg:font-family="Storytella" style:font-pitch="variable"/>
    <style:font-face style:name="Strike One" svg:font-family="'Strike One'" style:font-pitch="variable"/>
    <style:font-face style:name="The Flower City" svg:font-family="'The Flower City'" style:font-pitch="variable"/>
    <style:font-face style:name="Tryst" svg:font-family="Tryst" style:font-pitch="variable"/>
    <style:font-face style:name="Wanderlove" svg:font-family="Wanderlove" style:font-pitch="variable"/>
    <style:font-face style:name="Wild Youth" svg:font-family="'Wild Youth'" style:font-pitch="variable"/>
    <style:font-face style:name="esint10" svg:font-family="esint10" style:font-pitch="variable"/>
    <style:font-face style:name="joeHand 2" svg:font-family="'joeHand 2'" style:font-pitch="variable"/>
    <style:font-face style:name="kobra" svg:font-family="kobra" style:font-pitch="variable"/>
    <style:font-face style:name="trashco" svg:font-family="trashc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4d2" officeooo:paragraph-rsid="0006a4d2"/>
    </style:style>
    <style:style style:name="P2" style:family="paragraph" style:parent-style-name="Standard">
      <style:text-properties style:font-name="Abril Fatface" fo:font-size="24pt" officeooo:rsid="0006a4d2" officeooo:paragraph-rsid="0006a4d2" style:font-size-asian="24pt" style:font-size-complex="24pt"/>
    </style:style>
    <style:style style:name="P3" style:family="paragraph" style:parent-style-name="Standard">
      <style:text-properties style:font-name="Abusive Pencil" fo:font-size="24pt" officeooo:rsid="0006a4d2" officeooo:paragraph-rsid="0006a4d2" style:font-size-asian="24pt" style:font-size-complex="24pt"/>
    </style:style>
    <style:style style:name="P4" style:family="paragraph" style:parent-style-name="Standard">
      <style:text-properties style:font-name="ADL MounTiane" fo:font-size="24pt" officeooo:rsid="0006a4d2" officeooo:paragraph-rsid="0006a4d2" style:font-size-asian="24pt" style:font-size-complex="24pt"/>
    </style:style>
    <style:style style:name="P5" style:family="paragraph" style:parent-style-name="Standard">
      <style:text-properties style:font-name="Pea Annie" fo:font-size="20pt" officeooo:rsid="0006a4d2" officeooo:paragraph-rsid="0006a4d2" style:font-size-asian="20pt" style:font-size-complex="20pt"/>
    </style:style>
    <style:style style:name="P6" style:family="paragraph" style:parent-style-name="Standard">
      <style:text-properties style:font-name="Antro Vectra" fo:font-size="24pt" officeooo:rsid="0006a4d2" officeooo:paragraph-rsid="0006a4d2" style:font-size-asian="24pt" style:font-size-complex="24pt"/>
    </style:style>
    <style:style style:name="P7" style:family="paragraph" style:parent-style-name="Standard">
      <style:text-properties style:font-name="Pea Ashlee Renee" fo:font-size="24pt" officeooo:rsid="0006a4d2" officeooo:paragraph-rsid="0006a4d2" style:font-size-asian="24pt" style:font-size-complex="24pt"/>
    </style:style>
    <style:style style:name="P8" style:family="paragraph" style:parent-style-name="Standard">
      <style:text-properties style:font-name="Bilbo" fo:font-size="24pt" officeooo:rsid="0006a4d2" officeooo:paragraph-rsid="0006a4d2" style:font-size-asian="24pt" style:font-size-complex="24pt"/>
    </style:style>
    <style:style style:name="P9" style:family="paragraph" style:parent-style-name="Standard">
      <style:text-properties style:font-name="BlackJack" fo:font-size="24pt" officeooo:rsid="0006a4d2" officeooo:paragraph-rsid="0006a4d2" style:font-size-asian="24pt" style:font-size-complex="24pt"/>
    </style:style>
    <style:style style:name="P10" style:family="paragraph" style:parent-style-name="Standard">
      <style:text-properties style:font-name="Bonfire (Free For Personal Use)" fo:font-size="24pt" officeooo:rsid="0006a4d2" officeooo:paragraph-rsid="0006a4d2" style:font-size-asian="24pt" style:font-size-complex="24pt"/>
    </style:style>
    <style:style style:name="P11" style:family="paragraph" style:parent-style-name="Standard">
      <style:text-properties style:font-name="Butler" fo:font-size="24pt" officeooo:rsid="0006a4d2" officeooo:paragraph-rsid="0006a4d2" style:font-size-asian="24pt" style:font-size-complex="24pt"/>
    </style:style>
    <style:style style:name="P12" style:family="paragraph" style:parent-style-name="Standard">
      <style:text-properties style:font-name="Carosello" fo:font-size="24pt" officeooo:rsid="0006a4d2" officeooo:paragraph-rsid="0006a4d2" style:font-size-asian="24pt" style:font-size-complex="24pt"/>
    </style:style>
    <style:style style:name="P13" style:family="paragraph" style:parent-style-name="Standard">
      <style:text-properties style:font-name="Casual" fo:font-size="24pt" officeooo:rsid="0006a4d2" officeooo:paragraph-rsid="0006a4d2" style:font-size-asian="24pt" style:font-size-complex="24pt"/>
    </style:style>
    <style:style style:name="P14" style:family="paragraph" style:parent-style-name="Standard">
      <style:paragraph-properties fo:line-height="200%"/>
      <style:text-properties style:font-name="Channel" fo:font-size="16pt" officeooo:rsid="0006a4d2" officeooo:paragraph-rsid="0006a4d2" style:font-size-asian="16pt" style:font-size-complex="16pt"/>
    </style:style>
    <style:style style:name="P15" style:family="paragraph" style:parent-style-name="Standard">
      <style:text-properties style:font-name="Pea Dag" fo:font-size="24pt" officeooo:rsid="0006a4d2" officeooo:paragraph-rsid="0006a4d2" style:font-size-asian="24pt" style:font-size-complex="24pt"/>
    </style:style>
    <style:style style:name="P16" style:family="paragraph" style:parent-style-name="Standard">
      <style:text-properties style:font-name="Pea Deigh" fo:font-size="24pt" officeooo:rsid="0006a4d2" officeooo:paragraph-rsid="0006a4d2" style:font-size-asian="24pt" style:font-size-complex="24pt"/>
    </style:style>
    <style:style style:name="P17" style:family="paragraph" style:parent-style-name="Standard">
      <style:text-properties style:font-name="Desire Script" fo:font-size="24pt" officeooo:rsid="0006a4d2" officeooo:paragraph-rsid="0006a4d2" style:font-size-asian="24pt" style:font-size-complex="24pt"/>
    </style:style>
    <style:style style:name="P18" style:family="paragraph" style:parent-style-name="Standard">
      <style:text-properties style:font-name="DreamOnly" fo:font-size="24pt" officeooo:rsid="0006a4d2" officeooo:paragraph-rsid="0006a4d2" style:font-size-asian="24pt" style:font-size-complex="24pt"/>
    </style:style>
    <style:style style:name="P19" style:family="paragraph" style:parent-style-name="Standard">
      <style:text-properties style:font-name="Jellyka's Handwriting, Back to 2008" fo:font-size="24pt" officeooo:rsid="0006a4d2" officeooo:paragraph-rsid="0006a4d2" style:font-size-asian="24pt" style:font-size-complex="24pt"/>
    </style:style>
    <style:style style:name="P20" style:family="paragraph" style:parent-style-name="Standard">
      <style:text-properties style:font-name="Fauna One" fo:font-size="24pt" officeooo:rsid="0006a4d2" officeooo:paragraph-rsid="0006a4d2" style:font-size-asian="24pt" style:font-size-complex="24pt"/>
    </style:style>
    <style:style style:name="P21" style:family="paragraph" style:parent-style-name="Standard">
      <style:text-properties style:font-name="Fertigo Pro" fo:font-size="24pt" officeooo:rsid="0006a4d2" officeooo:paragraph-rsid="0006a4d2" style:font-size-asian="24pt" style:font-size-complex="24pt"/>
    </style:style>
    <style:style style:name="P22" style:family="paragraph" style:parent-style-name="Standard">
      <style:text-properties style:font-name="Fontin" fo:font-size="24pt" officeooo:rsid="0006a4d2" officeooo:paragraph-rsid="0006a4d2" style:font-size-asian="24pt" style:font-size-complex="24pt"/>
    </style:style>
    <style:style style:name="P23" style:family="paragraph" style:parent-style-name="Standard">
      <style:text-properties style:font-name="Fusterd Brush" fo:font-size="24pt" officeooo:rsid="0006a4d2" officeooo:paragraph-rsid="0006a4d2" style:font-size-asian="24pt" style:font-size-complex="24pt"/>
    </style:style>
    <style:style style:name="P24" style:family="paragraph" style:parent-style-name="Standard">
      <style:text-properties style:font-name="Fusterd Brush Two" fo:font-size="24pt" officeooo:rsid="0006a4d2" officeooo:paragraph-rsid="0006a4d2" style:font-size-asian="24pt" style:font-size-complex="24pt"/>
    </style:style>
    <style:style style:name="P25" style:family="paragraph" style:parent-style-name="Standard">
      <style:paragraph-properties fo:line-height="100%"/>
      <style:text-properties style:font-name="Hello Stockholm" fo:font-size="40pt" officeooo:rsid="0006a4d2" officeooo:paragraph-rsid="0006a4d2" style:font-size-asian="40pt" style:font-size-complex="40pt"/>
    </style:style>
    <style:style style:name="P26" style:family="paragraph" style:parent-style-name="Standard">
      <style:text-properties style:font-name="Hello Stranger" fo:font-size="24pt" officeooo:rsid="0006a4d2" officeooo:paragraph-rsid="0006a4d2" style:font-size-asian="24pt" style:font-size-complex="24pt"/>
    </style:style>
    <style:style style:name="P27" style:family="paragraph" style:parent-style-name="Standard">
      <style:text-properties style:font-name="Highlander" fo:font-size="24pt" officeooo:rsid="0006a4d2" officeooo:paragraph-rsid="0006a4d2" style:font-size-asian="24pt" style:font-size-complex="24pt"/>
    </style:style>
    <style:style style:name="P28" style:family="paragraph" style:parent-style-name="Standard">
      <style:paragraph-properties fo:line-height="150%"/>
      <style:text-properties style:font-name="High Tide - Demo" fo:font-size="24pt" officeooo:rsid="0006a4d2" officeooo:paragraph-rsid="0006a4d2" style:font-size-asian="24pt" style:font-size-complex="24pt"/>
    </style:style>
    <style:style style:name="P29" style:family="paragraph" style:parent-style-name="Standard">
      <style:text-properties style:font-name="Houndville" fo:font-size="24pt" officeooo:rsid="0006a4d2" officeooo:paragraph-rsid="0006a4d2" style:font-size-asian="24pt" style:font-size-complex="24pt"/>
    </style:style>
    <style:style style:name="P30" style:family="paragraph" style:parent-style-name="Standard">
      <style:text-properties style:font-name="joeHand 2" fo:font-size="24pt" officeooo:rsid="0006a4d2" officeooo:paragraph-rsid="0006a4d2" style:font-size-asian="24pt" style:font-size-complex="24pt"/>
    </style:style>
    <style:style style:name="P31" style:family="paragraph" style:parent-style-name="Standard">
      <style:text-properties style:font-name="Journal" fo:font-size="24pt" officeooo:rsid="0006a4d2" officeooo:paragraph-rsid="0006a4d2" style:font-size-asian="24pt" style:font-size-complex="24pt"/>
    </style:style>
    <style:style style:name="P32" style:family="paragraph" style:parent-style-name="Standard">
      <style:text-properties style:font-name="Pea Kikichan" fo:font-size="24pt" officeooo:rsid="0006a4d2" officeooo:paragraph-rsid="0006a4d2" style:font-size-asian="24pt" style:font-size-complex="24pt"/>
    </style:style>
    <style:style style:name="P33" style:family="paragraph" style:parent-style-name="Standard">
      <style:paragraph-properties fo:line-height="115%"/>
      <style:text-properties style:font-name="La Guapita" fo:font-size="24pt" officeooo:rsid="0006a4d2" officeooo:paragraph-rsid="0006a4d2" style:font-size-asian="24pt" style:font-size-complex="24pt"/>
    </style:style>
    <style:style style:name="P34" style:family="paragraph" style:parent-style-name="Standard">
      <style:text-properties style:font-name="Libre Baskerville" fo:font-size="24pt" officeooo:rsid="0006a4d2" officeooo:paragraph-rsid="0006a4d2" style:font-size-asian="24pt" style:font-size-complex="24pt"/>
    </style:style>
    <style:style style:name="P35" style:family="paragraph" style:parent-style-name="Standard">
      <style:text-properties style:font-name="Pea Lopez" fo:font-size="24pt" officeooo:rsid="0006a4d2" officeooo:paragraph-rsid="0006a4d2" style:font-size-asian="24pt" style:font-size-complex="24pt"/>
    </style:style>
    <style:style style:name="P36" style:family="paragraph" style:parent-style-name="Standard">
      <style:text-properties style:font-name="Luthier Reg" fo:font-size="24pt" officeooo:rsid="0006a4d2" officeooo:paragraph-rsid="0006a4d2" style:font-size-asian="24pt" style:font-size-complex="24pt"/>
    </style:style>
    <style:style style:name="P37" style:family="paragraph" style:parent-style-name="Standard">
      <style:text-properties style:font-name="Marana Regular" fo:font-size="24pt" officeooo:rsid="0006a4d2" officeooo:paragraph-rsid="0006a4d2" style:font-size-asian="24pt" style:font-size-complex="24pt"/>
    </style:style>
    <style:style style:name="P38" style:family="paragraph" style:parent-style-name="Standard">
      <style:paragraph-properties fo:line-height="115%"/>
      <style:text-properties style:font-name="Mark My Words" fo:font-size="24pt" officeooo:rsid="0006a4d2" officeooo:paragraph-rsid="0006a4d2" style:font-size-asian="24pt" style:font-size-complex="24pt"/>
    </style:style>
    <style:style style:name="P39" style:family="paragraph" style:parent-style-name="Standard">
      <style:text-properties style:font-name="Markona" fo:font-size="24pt" officeooo:rsid="0006a4d2" officeooo:paragraph-rsid="0006a4d2" style:font-size-asian="24pt" style:font-size-complex="24pt"/>
    </style:style>
    <style:style style:name="P40" style:family="paragraph" style:parent-style-name="Standard">
      <style:text-properties style:font-name="MAWNS Handwriting " fo:font-size="24pt" officeooo:rsid="0006a4d2" officeooo:paragraph-rsid="0006a4d2" style:font-size-asian="24pt" style:font-size-complex="24pt"/>
    </style:style>
    <style:style style:name="P41" style:family="paragraph" style:parent-style-name="Standard">
      <style:text-properties style:font-name="Pea Max" fo:font-size="20pt" officeooo:rsid="0006a4d2" officeooo:paragraph-rsid="0006a4d2" style:font-size-asian="20pt" style:font-size-complex="20pt"/>
    </style:style>
    <style:style style:name="P42" style:family="paragraph" style:parent-style-name="Standard">
      <style:text-properties style:font-name="Medio" fo:font-size="24pt" officeooo:rsid="0006a4d2" officeooo:paragraph-rsid="0006a4d2" style:font-size-asian="24pt" style:font-size-complex="24pt"/>
    </style:style>
    <style:style style:name="P43" style:family="paragraph" style:parent-style-name="Standard">
      <style:text-properties style:font-name="Pea Memorable" fo:font-size="24pt" officeooo:rsid="0006a4d2" officeooo:paragraph-rsid="0006a4d2" style:font-size-asian="24pt" style:font-size-complex="24pt"/>
    </style:style>
    <style:style style:name="P44" style:family="paragraph" style:parent-style-name="Standard">
      <style:text-properties style:font-name="Pea Molly" fo:font-size="24pt" officeooo:rsid="0006a4d2" officeooo:paragraph-rsid="0006a4d2" style:font-size-asian="24pt" style:font-size-complex="24pt"/>
    </style:style>
    <style:style style:name="P45" style:family="paragraph" style:parent-style-name="Standard">
      <style:text-properties style:font-name="Moonlights on the Beach" fo:font-size="24pt" officeooo:rsid="0006a4d2" officeooo:paragraph-rsid="0006a4d2" style:font-size-asian="24pt" style:font-size-complex="24pt"/>
    </style:style>
    <style:style style:name="P46" style:family="paragraph" style:parent-style-name="Standard">
      <style:text-properties style:font-name="Notera" fo:font-size="24pt" officeooo:rsid="0006a4d2" officeooo:paragraph-rsid="0006a4d2" style:font-size-asian="24pt" style:font-size-complex="24pt"/>
    </style:style>
    <style:style style:name="P47" style:family="paragraph" style:parent-style-name="Standard">
      <style:text-properties style:font-name="Novar" fo:font-size="24pt" officeooo:rsid="0006a4d2" officeooo:paragraph-rsid="0006a4d2" style:font-size-asian="24pt" style:font-size-complex="24pt"/>
    </style:style>
    <style:style style:name="P48" style:family="paragraph" style:parent-style-name="Standard">
      <style:text-properties style:font-name="Novitha ScriptDemo" fo:font-size="24pt" officeooo:rsid="0006a4d2" officeooo:paragraph-rsid="0006a4d2" style:font-size-asian="24pt" style:font-size-complex="24pt"/>
    </style:style>
    <style:style style:name="P49" style:family="paragraph" style:parent-style-name="Standard">
      <style:text-properties style:font-name="OAF" fo:font-size="24pt" officeooo:rsid="0006a4d2" officeooo:paragraph-rsid="0006a4d2" style:font-size-asian="24pt" style:font-size-complex="24pt"/>
    </style:style>
    <style:style style:name="P50" style:family="paragraph" style:parent-style-name="Standard">
      <style:text-properties style:font-name="Old Standard TT" fo:font-size="24pt" officeooo:rsid="0006a4d2" officeooo:paragraph-rsid="0006a4d2" style:font-size-asian="24pt" style:font-size-complex="24pt"/>
    </style:style>
    <style:style style:name="P51" style:family="paragraph" style:parent-style-name="Standard">
      <style:text-properties style:font-name="Oranienbaum" fo:font-size="24pt" officeooo:rsid="0006a4d2" officeooo:paragraph-rsid="0006a4d2" style:font-size-asian="24pt" style:font-size-complex="24pt"/>
    </style:style>
    <style:style style:name="P52" style:family="paragraph" style:parent-style-name="Standard">
      <style:text-properties style:font-name="P22LateNovember" fo:font-size="24pt" officeooo:rsid="0006a4d2" officeooo:paragraph-rsid="0006a4d2" style:font-size-asian="24pt" style:font-size-complex="24pt"/>
    </style:style>
    <style:style style:name="P53" style:family="paragraph" style:parent-style-name="Standard">
      <style:text-properties style:font-name="Playfair Display" fo:font-size="24pt" officeooo:rsid="0006a4d2" officeooo:paragraph-rsid="0006a4d2" style:font-size-asian="24pt" style:font-size-complex="24pt"/>
    </style:style>
    <style:style style:name="P54" style:family="paragraph" style:parent-style-name="Standard">
      <style:text-properties style:font-name="Prata" fo:font-size="24pt" officeooo:rsid="0006a4d2" officeooo:paragraph-rsid="0006a4d2" style:font-size-asian="24pt" style:font-size-complex="24pt"/>
    </style:style>
    <style:style style:name="P55" style:family="paragraph" style:parent-style-name="Standard">
      <style:text-properties style:font-name="Quentin" fo:font-size="24pt" officeooo:rsid="0006a4d2" officeooo:paragraph-rsid="0006a4d2" style:font-size-asian="24pt" style:font-size-complex="24pt"/>
    </style:style>
    <style:style style:name="P56" style:family="paragraph" style:parent-style-name="Standard">
      <style:paragraph-properties fo:line-height="150%"/>
      <style:text-properties style:font-name="MyFirstFont" fo:font-size="24pt" officeooo:rsid="0006a4d2" officeooo:paragraph-rsid="0006a4d2" style:font-size-asian="24pt" style:font-size-complex="24pt"/>
    </style:style>
    <style:style style:name="P57" style:family="paragraph" style:parent-style-name="Standard">
      <style:text-properties style:font-name="Rock Salt" fo:font-size="22pt" officeooo:rsid="0006a4d2" officeooo:paragraph-rsid="0006a4d2" style:font-size-asian="22pt" style:font-size-complex="22pt"/>
    </style:style>
    <style:style style:name="P58" style:family="paragraph" style:parent-style-name="Standard">
      <style:text-properties style:font-name="Rufina" fo:font-size="24pt" officeooo:rsid="0006a4d2" officeooo:paragraph-rsid="0006a4d2" style:font-size-asian="24pt" style:font-size-complex="24pt"/>
    </style:style>
    <style:style style:name="P59" style:family="paragraph" style:parent-style-name="Standard">
      <style:text-properties style:font-name="Shutter Stone" fo:font-size="24pt" officeooo:rsid="0006a4d2" officeooo:paragraph-rsid="0006a4d2" style:font-size-asian="24pt" style:font-size-complex="24pt"/>
    </style:style>
    <style:style style:name="P60" style:family="paragraph" style:parent-style-name="Standard">
      <style:text-properties style:font-name="Sketch Rockwell" fo:font-size="24pt" officeooo:rsid="0006a4d2" officeooo:paragraph-rsid="0006a4d2" style:font-size-asian="24pt" style:font-size-complex="24pt"/>
    </style:style>
    <style:style style:name="P61" style:family="paragraph" style:parent-style-name="Standard">
      <style:paragraph-properties fo:line-height="115%"/>
      <style:text-properties style:font-name="MetalSketchvetica" fo:font-size="24pt" officeooo:rsid="0006a4d2" officeooo:paragraph-rsid="0006a4d2" style:font-size-asian="24pt" style:font-size-complex="24pt"/>
    </style:style>
    <style:style style:name="P62" style:family="paragraph" style:parent-style-name="Standard">
      <style:text-properties style:font-name="Spectral" fo:font-size="24pt" officeooo:rsid="0006a4d2" officeooo:paragraph-rsid="0006a4d2" style:font-size-asian="24pt" style:font-size-complex="24pt"/>
    </style:style>
    <style:style style:name="P63" style:family="paragraph" style:parent-style-name="Standard">
      <style:text-properties style:font-name="kobra" fo:font-size="24pt" officeooo:rsid="0006a4d2" officeooo:paragraph-rsid="0006a4d2" style:font-size-asian="24pt" style:font-size-complex="24pt"/>
    </style:style>
    <style:style style:name="P64" style:family="paragraph" style:parent-style-name="Standard">
      <style:text-properties style:font-name="Storytella" fo:font-size="24pt" officeooo:rsid="0006a4d2" officeooo:paragraph-rsid="0006a4d2" style:font-size-asian="24pt" style:font-size-complex="24pt"/>
    </style:style>
    <style:style style:name="P65" style:family="paragraph" style:parent-style-name="Standard">
      <style:text-properties style:font-name="Strike One" fo:font-size="24pt" officeooo:rsid="0006a4d2" officeooo:paragraph-rsid="0006a4d2" style:font-size-asian="24pt" style:font-size-complex="24pt"/>
    </style:style>
    <style:style style:name="P66" style:family="paragraph" style:parent-style-name="Standard">
      <style:text-properties style:font-name="The Flower City" fo:font-size="24pt" officeooo:rsid="0006a4d2" officeooo:paragraph-rsid="0006a4d2" style:font-size-asian="24pt" style:font-size-complex="24pt"/>
    </style:style>
    <style:style style:name="P67" style:family="paragraph" style:parent-style-name="Standard">
      <style:text-properties style:font-name="trashco" fo:font-size="24pt" officeooo:rsid="0006a4d2" officeooo:paragraph-rsid="0006a4d2" style:font-size-asian="24pt" style:font-size-complex="24pt"/>
    </style:style>
    <style:style style:name="P68" style:family="paragraph" style:parent-style-name="Standard">
      <style:text-properties style:font-name="Tryst" fo:font-size="24pt" officeooo:rsid="0006a4d2" officeooo:paragraph-rsid="0006a4d2" style:font-size-asian="24pt" style:font-size-complex="24pt"/>
    </style:style>
    <style:style style:name="P69" style:family="paragraph" style:parent-style-name="Standard">
      <style:text-properties style:font-name="Pea Virginia" fo:font-size="24pt" officeooo:rsid="0006a4d2" officeooo:paragraph-rsid="0006a4d2" style:font-size-asian="24pt" style:font-size-complex="24pt"/>
    </style:style>
    <style:style style:name="P70" style:family="paragraph" style:parent-style-name="Standard">
      <style:text-properties style:font-name="Wanderlove" fo:font-size="24pt" officeooo:rsid="0006a4d2" officeooo:paragraph-rsid="0006a4d2" style:font-size-asian="24pt" style:font-size-complex="24pt"/>
    </style:style>
    <style:style style:name="P71" style:family="paragraph" style:parent-style-name="Standard">
      <style:paragraph-properties fo:line-height="115%"/>
      <style:text-properties style:font-name="Wild Youth" fo:font-size="24pt" officeooo:rsid="0006a4d2" officeooo:paragraph-rsid="0006a4d2" style:font-size-asian="24pt" style:font-size-complex="24pt"/>
    </style:style>
    <style:style style:name="P72" style:family="paragraph" style:parent-style-name="Standard">
      <style:text-properties fo:font-size="24pt" officeooo:rsid="0006a4d2" officeooo:paragraph-rsid="0006a4d2" style:font-size-asian="24pt" style:font-size-complex="24pt"/>
    </style:style>
    <style:style style:name="P73" style:family="paragraph" style:parent-style-name="Standard">
      <style:paragraph-properties fo:line-height="200%"/>
      <style:text-properties fo:font-size="24pt" officeooo:rsid="0006a4d2" officeooo:paragraph-rsid="0006a4d2" style:font-size-asian="24pt" style:font-size-complex="24pt"/>
    </style:style>
    <style:style style:name="P74" style:family="paragraph" style:parent-style-name="Standard">
      <style:paragraph-properties fo:line-height="115%"/>
      <style:text-properties fo:font-size="24pt" officeooo:rsid="0006a4d2" officeooo:paragraph-rsid="0006a4d2" style:font-size-asian="24pt" style:font-size-complex="24pt"/>
    </style:style>
    <style:style style:name="P75" style:family="paragraph" style:parent-style-name="Standard">
      <style:paragraph-properties fo:line-height="150%"/>
      <style:text-properties fo:font-size="24pt" officeooo:rsid="0006a4d2" officeooo:paragraph-rsid="0006a4d2" style:font-size-asian="24pt" style:font-size-complex="24pt"/>
    </style:style>
    <style:style style:name="P76" style:family="paragraph" style:parent-style-name="Standard">
      <style:text-properties fo:font-size="12pt" officeooo:rsid="000e88ce" officeooo:paragraph-rsid="000e88ce" style:font-size-asian="12pt" style:font-size-complex="12pt"/>
    </style:style>
    <style:style style:name="P77" style:family="paragraph" style:parent-style-name="Standard">
      <style:text-properties style:font-name="Bilbo Swash Caps" fo:font-size="24pt" officeooo:rsid="0006a4d2" officeooo:paragraph-rsid="000fc36d" style:font-size-asian="24pt" style:font-size-complex="24pt"/>
    </style:style>
    <style:style style:name="T1" style:family="text">
      <style:text-properties style:font-name="Tryst"/>
    </style:style>
    <style:style style:name="T2" style:family="text">
      <style:text-properties style:font-name="Hello Strang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C Prime</text:p>
      <text:p text:style-name="P2">Personal pages of pointless plop</text:p>
      <text:p text:style-name="P72"/>
      <text:p text:style-name="P3">JC Prime</text:p>
      <text:p text:style-name="P3">Personal pages of pointless plop</text:p>
      <text:p text:style-name="P72"/>
      <text:p text:style-name="P4">JC Prime</text:p>
      <text:p text:style-name="P4">Personal pages of pointless plop</text:p>
      <text:p text:style-name="P72"/>
      <text:p text:style-name="P5">JC Prime</text:p>
      <text:p text:style-name="P5">Personal pages of pointless plop</text:p>
      <text:p text:style-name="P72"/>
      <text:p text:style-name="P6">JC Prime</text:p>
      <text:p text:style-name="P6">Personal pages of pointless plop</text:p>
      <text:p text:style-name="P72"/>
      <text:p text:style-name="P7">JC Prime</text:p>
      <text:p text:style-name="P7">Personal pages of pointless plop</text:p>
      <text:p text:style-name="P72"/>
      <text:p text:style-name="P8">JC Prime</text:p>
      <text:p text:style-name="P8">Personal pages of pointless plop</text:p>
      <text:p text:style-name="P72"/>
      <text:p text:style-name="P72"/>
      <text:p text:style-name="P72"/>
      <text:p text:style-name="P77"><text:soft-page-break/>JC Prime</text:p>
      <text:p text:style-name="P77">Personal pages of pointless plop</text:p>
      <text:p text:style-name="P72"/>
      <text:p text:style-name="P9">JC Prime</text:p>
      <text:p text:style-name="P9">Personal pages of pointless plop</text:p>
      <text:p text:style-name="P72"/>
      <text:p text:style-name="P10">JC Prime</text:p>
      <text:p text:style-name="P10">Personal pages of pointless plop</text:p>
      <text:p text:style-name="P72"/>
      <text:p text:style-name="P11">JC Prime</text:p>
      <text:p text:style-name="P11">Personal pages of pointless plop</text:p>
      <text:p text:style-name="P72"/>
      <text:p text:style-name="P12">JC Prime</text:p>
      <text:p text:style-name="P12">Personal pages of pointless plop</text:p>
      <text:p text:style-name="P72"/>
      <text:p text:style-name="P13">JC Prime</text:p>
      <text:p text:style-name="P13">Personal pages of pointless plop</text:p>
      <text:p text:style-name="P73"/>
      <text:p text:style-name="P14">JC Prime</text:p>
      <text:p text:style-name="P14">Personal pages of pointless plop</text:p>
      <text:p text:style-name="P72"/>
      <text:p text:style-name="P72"/>
      <text:p text:style-name="P15"><text:soft-page-break/>JC Prime</text:p>
      <text:p text:style-name="P15">Personal pages of pointless plop</text:p>
      <text:p text:style-name="P72"/>
      <text:p text:style-name="P16">JC Prime</text:p>
      <text:p text:style-name="P16">Personal pages of pointless plop</text:p>
      <text:p text:style-name="P72"/>
      <text:p text:style-name="P17">JC Prime</text:p>
      <text:p text:style-name="P17">Personal pages of pointless plop</text:p>
      <text:p text:style-name="P72"/>
      <text:p text:style-name="P18">JC Prime</text:p>
      <text:p text:style-name="P18">Personal pages of pointless plop</text:p>
      <text:p text:style-name="P72"><text:soft-page-break/></text:p>
      <text:p text:style-name="P19">JC Prime</text:p>
      <text:p text:style-name="P19">Personal pages of pointless plop</text:p>
      <text:p text:style-name="P72"/>
      <text:p text:style-name="P20">JC Prime</text:p>
      <text:p text:style-name="P20">Personal pages of pointless plop</text:p>
      <text:p text:style-name="P72"/>
      <text:p text:style-name="P21">JC Prime</text:p>
      <text:p text:style-name="P21">Personal pages of pointless plop</text:p>
      <text:p text:style-name="P72"/>
      <text:p text:style-name="P22">JC Prime</text:p>
      <text:p text:style-name="P22">Personal pages of pointless plop</text:p>
      <text:p text:style-name="P72"/>
      <text:p text:style-name="P23">JC Prime</text:p>
      <text:p text:style-name="P23">Personal pages of pointless plop</text:p>
      <text:p text:style-name="P72"/>
      <text:p text:style-name="P24">JC Prime</text:p>
      <text:p text:style-name="P24">Personal pages of pointless plop</text:p>
      <text:p text:style-name="P72"/>
      <text:p text:style-name="P25">JC Prime</text:p>
      <text:p text:style-name="P25">Personal pages of pointless plop</text:p>
      <text:p text:style-name="P72"/>
      <text:p text:style-name="P26">JC Prime</text:p>
      <text:p text:style-name="P72"><text:span text:style-name="T2">Personal pages of pointless plop</text:span></text:p>
      <text:p text:style-name="P72"><text:soft-page-break/></text:p>
      <text:p text:style-name="P27">JC Prime</text:p>
      <text:p text:style-name="P27">Personal pages of pointless plop</text:p>
      <text:p text:style-name="P72"/>
      <text:p text:style-name="P28">JC Prime</text:p>
      <text:p text:style-name="P28">Personal pages of pointless plop</text:p>
      <text:p text:style-name="P72"/>
      <text:p text:style-name="P29">JC Prime</text:p>
      <text:p text:style-name="P29">Personal pages of pointless plop</text:p>
      <text:p text:style-name="P72"/>
      <text:p text:style-name="P30">JC Prime</text:p>
      <text:p text:style-name="P30">Personal pages of pointless plop</text:p>
      <text:p text:style-name="P72"/>
      <text:p text:style-name="P31">JC Prime</text:p>
      <text:p text:style-name="P31">Personal pages of pointless plop</text:p>
      <text:p text:style-name="P72"/>
      <text:p text:style-name="P32">JC Prime</text:p>
      <text:p text:style-name="P32">Personal pages of pointless plop</text:p>
      <text:p text:style-name="P74"/>
      <text:p text:style-name="P33">JC Prime</text:p>
      <text:p text:style-name="P33">Personal pages of pointless plop</text:p>
      <text:p text:style-name="P72"><text:soft-page-break/></text:p>
      <text:p text:style-name="P34">JC Prime</text:p>
      <text:p text:style-name="P34">Personal pages of pointless plop</text:p>
      <text:p text:style-name="P72"/>
      <text:p text:style-name="P35">JC Prime</text:p>
      <text:p text:style-name="P35">Personal pages of pointless plop</text:p>
      <text:p text:style-name="P72"/>
      <text:p text:style-name="P36">JC Prime</text:p>
      <text:p text:style-name="P36">Personal pages of pointless plop</text:p>
      <text:p text:style-name="P72"/>
      <text:p text:style-name="P37">JC Prime</text:p>
      <text:p text:style-name="P37">Personal pages of pointless plop</text:p>
      <text:p text:style-name="P74"/>
      <text:p text:style-name="P38">JC Prime</text:p>
      <text:p text:style-name="P38">Personal pages of pointless plop</text:p>
      <text:p text:style-name="P72"/>
      <text:p text:style-name="P39">JC Prime</text:p>
      <text:p text:style-name="P39">Personal pages of pointless plop</text:p>
      <text:p text:style-name="P72"/>
      <text:p text:style-name="P40">JC Prime</text:p>
      <text:p text:style-name="P40">Personal pages of pointless plop</text:p>
      <text:p text:style-name="P72"/>
      <text:p text:style-name="P41">JC Prime</text:p>
      <text:p text:style-name="P41">Personal pages of pointless plop</text:p>
      <text:p text:style-name="P72"/>
      <text:p text:style-name="P42"><text:soft-page-break/>JC Prime</text:p>
      <text:p text:style-name="P42">Personal pages of pointless plop</text:p>
      <text:p text:style-name="P72"/>
      <text:p text:style-name="P43">JC Prime</text:p>
      <text:p text:style-name="P43">Personal pages of pointless plop</text:p>
      <text:p text:style-name="P72"/>
      <text:p text:style-name="P44">JC Prime</text:p>
      <text:p text:style-name="P44">Personal pages of pointless plop</text:p>
      <text:p text:style-name="P72"/>
      <text:p text:style-name="P45">JC Prime</text:p>
      <text:p text:style-name="P45">Personal pages of pointless plop</text:p>
      <text:p text:style-name="P72"/>
      <text:p text:style-name="P46">JC Prime</text:p>
      <text:p text:style-name="P46">Personal pages of pointless plop</text:p>
      <text:p text:style-name="P72"/>
      <text:p text:style-name="P47">JC Prime</text:p>
      <text:p text:style-name="P47">Personal pages of pointless plop</text:p>
      <text:p text:style-name="P72"/>
      <text:p text:style-name="P48">JC Prime</text:p>
      <text:p text:style-name="P48">Personal pages of pointless plop</text:p>
      <text:p text:style-name="P72"/>
      <text:p text:style-name="P49">JC Prime</text:p>
      <text:p text:style-name="P49">Personal pages of pointless plop</text:p>
      <text:p text:style-name="P72"><text:soft-page-break/></text:p>
      <text:p text:style-name="P50">JC Prime</text:p>
      <text:p text:style-name="P50">Personal pages of pointless plop</text:p>
      <text:p text:style-name="P72"/>
      <text:p text:style-name="P51">JC Prime</text:p>
      <text:p text:style-name="P51">Personal pages of pointless plop</text:p>
      <text:p text:style-name="P72"/>
      <text:p text:style-name="P52">JC Prime</text:p>
      <text:p text:style-name="P52">Personal pages of pointless plop</text:p>
      <text:p text:style-name="P72"/>
      <text:p text:style-name="P53">JC Prime</text:p>
      <text:p text:style-name="P53">Personal pages of pointless plop</text:p>
      <text:p text:style-name="P72"/>
      <text:p text:style-name="P54">JC Prime</text:p>
      <text:p text:style-name="P54">Personal pages of pointless plop</text:p>
      <text:p text:style-name="P72"/>
      <text:p text:style-name="P55">JC Prime</text:p>
      <text:p text:style-name="P55">Personal pages of pointless plop</text:p>
      <text:p text:style-name="P75"/>
      <text:p text:style-name="P56">JC Prime</text:p>
      <text:p text:style-name="P56">Personal pages of pointless plop</text:p>
      <text:p text:style-name="P75"/>
      <text:p text:style-name="P57"><text:soft-page-break/>JC Prime</text:p>
      <text:p text:style-name="P57">Personal pages of pointless plop</text:p>
      <text:p text:style-name="P72"/>
      <text:p text:style-name="P58">JC Prime</text:p>
      <text:p text:style-name="P58">Personal pages of pointless plop</text:p>
      <text:p text:style-name="P72"/>
      <text:p text:style-name="P59">JC Prime</text:p>
      <text:p text:style-name="P59">Personal pages of pointless plop</text:p>
      <text:p text:style-name="P72"/>
      <text:p text:style-name="P60">JC Prime</text:p>
      <text:p text:style-name="P60">Personal pages of pointless plop</text:p>
      <text:p text:style-name="P74"/>
      <text:p text:style-name="P61">JC Prime</text:p>
      <text:p text:style-name="P61">Personal pages of pointless plop</text:p>
      <text:p text:style-name="P72"/>
      <text:p text:style-name="P62">JC Prime</text:p>
      <text:p text:style-name="P62">Personal pages of pointless plop</text:p>
      <text:p text:style-name="P72"/>
      <text:p text:style-name="P63">JC Prime</text:p>
      <text:p text:style-name="P63">Personal pages of pointless plop</text:p>
      <text:p text:style-name="P76">(^^ kobra == Standing Still, for some reason)</text:p>
      <text:p text:style-name="P72"/>
      <text:p text:style-name="P64">JC Prime</text:p>
      <text:p text:style-name="P64">Personal pages of pointless plop</text:p>
      <text:p text:style-name="P72"><text:soft-page-break/></text:p>
      <text:p text:style-name="P65">JC Prime</text:p>
      <text:p text:style-name="P65">Personal pages of pointless plop</text:p>
      <text:p text:style-name="P72"/>
      <text:p text:style-name="P66">JC Prime</text:p>
      <text:p text:style-name="P66">Personal pages of pointless plop</text:p>
      <text:p text:style-name="P72"/>
      <text:p text:style-name="P67">JC Prime</text:p>
      <text:p text:style-name="P67">Personal pages of pointless plop</text:p>
      <text:p text:style-name="P72"/>
      <text:p text:style-name="P68">JC Prime</text:p>
      <text:p text:style-name="P72"><text:span text:style-name="T1">Personal pages of pointless plop</text:span></text:p>
      <text:p text:style-name="P72"/>
      <text:p text:style-name="P69">JC Prime</text:p>
      <text:p text:style-name="P69">Personal pages of pointless plop</text:p>
      <text:p text:style-name="P72"/>
      <text:p text:style-name="P70">JC Prime</text:p>
      <text:p text:style-name="P70">Personal pages of pointless plop</text:p>
      <text:p text:style-name="P72"/>
      <text:p text:style-name="P71">JC Prime</text:p>
      <text:p text:style-name="P71">Personal pages of pointless plop</text:p>
      <text:p text:style-name="P72"/>
      <text:p text:style-name="P1"><text:soft-page-break/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<text:soft-page-break/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><text:soft-page-break/></text:p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<text:soft-page-break/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  <text:p text:style-name="P1"/>
      <text:p text:style-name="P1">JC Prime</text:p>
      <text:p text:style-name="P1">Personal pages of pointless pl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ing Still" svg:font-family="'Standing Still'"/>
    <style:font-face style:name="FreeSans1" svg:font-family="FreeSans" style:font-family-generic="swiss"/>
    <style:font-face style:name="ADL MounTiane" svg:font-family="'ADL MounTiane'" style:font-pitch="variable"/>
    <style:font-face style:name="Abril Fatface" svg:font-family="'Abril Fatface'" style:font-pitch="variable"/>
    <style:font-face style:name="Abusive Pencil" svg:font-family="'Abusive Pencil'" style:font-pitch="variable"/>
    <style:font-face style:name="Antro Vectra" svg:font-family="'Antro Vectra'" style:font-pitch="variable"/>
    <style:font-face style:name="Bilbo" svg:font-family="Bilbo" style:font-pitch="variable"/>
    <style:font-face style:name="Bilbo Swash Caps" svg:font-family="'Bilbo Swash Caps'" style:font-pitch="variable"/>
    <style:font-face style:name="BlackJack" svg:font-family="BlackJack" style:font-pitch="variable"/>
    <style:font-face style:name="Bonfire (Free For Personal Use)" svg:font-family="'Bonfire (Free For Personal Use)'" style:font-pitch="variable"/>
    <style:font-face style:name="Butler" svg:font-family="Butler" style:font-adornments="Black" style:font-pitch="variable"/>
    <style:font-face style:name="Carosello" svg:font-family="Carosello" style:font-pitch="variable"/>
    <style:font-face style:name="Casual" svg:font-family="Casual" style:font-pitch="variable"/>
    <style:font-face style:name="Channel" svg:font-family="Channel" style:font-pitch="variable"/>
    <style:font-face style:name="Desire Script" svg:font-family="'Desire Script'" style:font-pitch="variable"/>
    <style:font-face style:name="DreamOnly" svg:font-family="DreamOnly" style:font-pitch="variable"/>
    <style:font-face style:name="Fauna One" svg:font-family="'Fauna One'" style:font-pitch="variable"/>
    <style:font-face style:name="Fertigo Pro" svg:font-family="'Fertigo Pro'" style:font-pitch="variable"/>
    <style:font-face style:name="Fontin" svg:font-family="Fontin" style:font-pitch="variable"/>
    <style:font-face style:name="Fusterd Bonus" svg:font-family="'Fusterd Bonus'" style:font-pitch="variable"/>
    <style:font-face style:name="Fusterd Brush" svg:font-family="'Fusterd Brush'" style:font-pitch="variable"/>
    <style:font-face style:name="Fusterd Brush Two" svg:font-family="'Fusterd Brush Two'" style:font-pitch="variable"/>
    <style:font-face style:name="Hello Stockholm" svg:font-family="'Hello Stockholm'" style:font-pitch="variable"/>
    <style:font-face style:name="Hello Stranger" svg:font-family="'Hello Stranger'" style:font-pitch="variable"/>
    <style:font-face style:name="High Tide - Demo" svg:font-family="'High Tide - Demo'" style:font-pitch="variable"/>
    <style:font-face style:name="Highlander" svg:font-family="Highlander" style:font-pitch="variable"/>
    <style:font-face style:name="Houndville" svg:font-family="Houndville" style:font-pitch="variable"/>
    <style:font-face style:name="Jellyka's Handwriting, Back to 2008" svg:font-family="'Jellyka's Handwriting, Back to 2008'" style:font-pitch="variable"/>
    <style:font-face style:name="Journal" svg:font-family="Journal" style:font-pitch="variable"/>
    <style:font-face style:name="La Guapita" svg:font-family="'La Guapita'" style:font-pitch="variable"/>
    <style:font-face style:name="Libre Baskerville" svg:font-family="'Libre Baskerville'" style:font-pitch="variable"/>
    <style:font-face style:name="Luthier Reg" svg:font-family="'Luthier Reg'" style:font-pitch="variable"/>
    <style:font-face style:name="MAWNS Handwriting " svg:font-family="'MAWNS Handwriting'" style:font-pitch="variable"/>
    <style:font-face style:name="Marana Alternates" svg:font-family="'Marana Alternates'" style:font-pitch="variable"/>
    <style:font-face style:name="Marana Regular" svg:font-family="'Marana Regular'" style:font-pitch="variable"/>
    <style:font-face style:name="Mark My Words" svg:font-family="'Mark My Words'" style:font-pitch="variable"/>
    <style:font-face style:name="Markona" svg:font-family="Markona" style:font-pitch="variable"/>
    <style:font-face style:name="Medio" svg:font-family="Medio" style:font-pitch="variable"/>
    <style:font-face style:name="MetalSketchvetica" svg:font-family="MetalSketchvetica" style:font-pitch="variable"/>
    <style:font-face style:name="Moonlights on the Beach" svg:font-family="'Moonlights on the Beach'" style:font-pitch="variable"/>
    <style:font-face style:name="MyFirstFont" svg:font-family="MyFirstFont" style:font-pitch="variable"/>
    <style:font-face style:name="Notera" svg:font-family="Notera" style:font-pitch="variable"/>
    <style:font-face style:name="Novar" svg:font-family="Novar" style:font-pitch="variable"/>
    <style:font-face style:name="Novitha ScriptDemo" svg:font-family="'Novitha ScriptDemo'" style:font-pitch="variable"/>
    <style:font-face style:name="OAF" svg:font-family="OAF" style:font-pitch="variable"/>
    <style:font-face style:name="Old Standard TT" svg:font-family="'Old Standard TT'" style:font-pitch="variable"/>
    <style:font-face style:name="Oranienbaum" svg:font-family="Oranienbaum" style:font-pitch="variable"/>
    <style:font-face style:name="P22LateNovember" svg:font-family="P22LateNovember" style:font-pitch="variable"/>
    <style:font-face style:name="Pea Annie" svg:font-family="'Pea Annie'" style:font-pitch="variable"/>
    <style:font-face style:name="Pea Ashlee Renee" svg:font-family="'Pea Ashlee Renee'" style:font-pitch="variable"/>
    <style:font-face style:name="Pea Dag" svg:font-family="'Pea Dag'" style:font-pitch="variable"/>
    <style:font-face style:name="Pea Deigh" svg:font-family="'Pea Deigh'" style:font-pitch="variable"/>
    <style:font-face style:name="Pea Kikichan" svg:font-family="'Pea Kikichan'" style:font-pitch="variable"/>
    <style:font-face style:name="Pea Lopez" svg:font-family="'Pea Lopez'" style:font-pitch="variable"/>
    <style:font-face style:name="Pea Max" svg:font-family="'Pea Max'" style:font-pitch="variable"/>
    <style:font-face style:name="Pea Memorable" svg:font-family="'Pea Memorable'" style:font-pitch="variable"/>
    <style:font-face style:name="Pea Molly" svg:font-family="'Pea Molly'" style:font-pitch="variable"/>
    <style:font-face style:name="Pea Virginia" svg:font-family="'Pea Virginia'" style:font-pitch="variable"/>
    <style:font-face style:name="Playfair Display" svg:font-family="'Playfair Display'" style:font-adornments="Black" style:font-pitch="variable"/>
    <style:font-face style:name="Prata" svg:font-family="Prata" style:font-pitch="variable"/>
    <style:font-face style:name="Quentin" svg:font-family="Quentin" style:font-pitch="variable"/>
    <style:font-face style:name="Rock Salt" svg:font-family="'Rock Salt'" style:font-pitch="variable"/>
    <style:font-face style:name="Rufina" svg:font-family="Rufina" style:font-pitch="variable"/>
    <style:font-face style:name="Shutter Stone" svg:font-family="'Shutter Stone'" style:font-pitch="variable"/>
    <style:font-face style:name="Sketch Rockwell" svg:font-family="'Sketch Rockwell'" style:font-pitch="variable"/>
    <style:font-face style:name="Spectral" svg:font-family="Spectral" style:font-pitch="variable"/>
    <style:font-face style:name="Storytella" svg:font-family="Storytella" style:font-pitch="variable"/>
    <style:font-face style:name="Strike One" svg:font-family="'Strike One'" style:font-pitch="variable"/>
    <style:font-face style:name="The Flower City" svg:font-family="'The Flower City'" style:font-pitch="variable"/>
    <style:font-face style:name="Tryst" svg:font-family="Tryst" style:font-pitch="variable"/>
    <style:font-face style:name="Wanderlove" svg:font-family="Wanderlove" style:font-pitch="variable"/>
    <style:font-face style:name="Wild Youth" svg:font-family="'Wild Youth'" style:font-pitch="variable"/>
    <style:font-face style:name="esint10" svg:font-family="esint10" style:font-pitch="variable"/>
    <style:font-face style:name="joeHand 2" svg:font-family="'joeHand 2'" style:font-pitch="variable"/>
    <style:font-face style:name="kobra" svg:font-family="kobra" style:font-pitch="variable"/>
    <style:font-face style:name="trashco" svg:font-family="trashc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3:37:35.639279804</meta:creation-date>
    <dc:date>2018-04-24T01:28:16.017355434</dc:date>
    <meta:editing-duration>PT47M2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4" meta:paragraph-count="281" meta:word-count="988" meta:character-count="5645" meta:non-whitespace-character-count="4938"/>
  </office:meta>
</office:document-meta>
</file>